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2" svg:font-family="'Lohit Marath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1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Padrão">
      <style:paragraph-properties style:line-height-at-least="0.353cm" fo:text-align="center" style:justify-single-word="false" style:writing-mode="lr-tb"/>
    </style:style>
    <style:style style:name="P2" style:family="paragraph" style:parent-style-name="Padrão">
      <style:paragraph-properties style:line-height-at-least="0.353cm" fo:text-align="center" style:justify-single-word="false" style:writing-mode="lr-tb"/>
      <style:text-properties fo:font-size="32pt" style:font-size-asian="32pt" style:font-size-complex="32pt"/>
    </style:style>
    <style:style style:name="P3" style:family="paragraph" style:parent-style-name="Padrão">
      <style:paragraph-properties style:line-height-at-least="0.353cm" fo:text-align="end" style:justify-single-word="false" style:writing-mode="lr-tb"/>
      <style:text-properties fo:font-size="12pt" style:font-size-asian="12pt" style:font-size-complex="12pt"/>
    </style:style>
    <style:style style:name="P4" style:family="paragraph" style:parent-style-name="Padrão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 style:writing-mode="lr-tb"/>
      <style:text-properties fo:font-weight="normal" style:font-weight-asian="normal"/>
    </style:style>
    <style:style style:name="T1" style:family="text">
      <style:text-properties fo:color="#002060" style:font-name="Calibri" fo:font-size="20pt" fo:letter-spacing="normal" fo:font-style="italic" style:font-size-asian="20pt" style:font-style-asian="italic"/>
    </style:style>
    <style:style style:name="T2" style:family="text">
      <style:text-properties fo:color="#002060" style:font-name="Calibri" fo:letter-spacing="normal" fo:font-style="italic" style:font-style-asian="italic"/>
    </style:style>
    <style:style style:name="T3" style:family="text">
      <style:text-properties fo:font-weight="normal" style:font-weight-asian="normal"/>
    </style:style>
    <style:style style:name="T4" style:family="text">
      <style:text-properties fo:color="#333333" style:font-name="Calibri" fo:font-size="20pt" fo:letter-spacing="normal" fo:font-style="italic" fo:font-weight="bold" style:font-size-asian="20pt" style:font-style-asian="italic" style:font-weight-asian="bold"/>
    </style:style>
    <style:style style:name="T5" style:family="text">
      <style:text-properties fo:color="#333333" style:font-name="Calibri" fo:letter-spacing="normal" fo:font-style="italic" fo:font-weight="bold" style:font-style-asian="italic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2"><text:span text:style-name="T2">Emprego é fonte de renda e trabalho é fonte de vida. </text:span></text:p>
      <text:p text:style-name="P2"><text:span text:style-name="T2">Meu trabalho é minha obra. </text:span></text:p>
      <text:p text:style-name="P2"><text:span text:style-name="T2">A noção grega de obra é poiesis, de onde vem poesia, que é o que você elabora. </text:span></text:p>
      <text:p text:style-name="P2"><text:span text:style-name="T2">Eu gosto dessa ideia, tanto que não há estresse no meu trabalho, só cansaço. Cansaço resulta de um esforço intenso e estresse resulta de um esforço para o qual você não vê sentido. </text:span></text:p>
      <text:p text:style-name="P2"><text:span text:style-name="T2">Cansaço se cura descansando. </text:span></text:p>
      <text:p text:style-name="P2"><text:span text:style-name="T2">Estresse só se cura se houver mudança de rota.</text:span></text:p>
      <text:p text:style-name="P4"/>
      <text:p text:style-name="P3"><text:span text:style-name="T5">Mario Sergio Cortella (Qual é tua obra?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Marathi2" svg:font-family="'Lohit Marath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Marathi" svg:font-family="'Lohit Marath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Marathi1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Zen Hei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2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2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2" style:font-family-complex="'Lohit Marathi'"/>
    </style:style>
    <style:style style:name="Padrão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to_20_com_20_seta" style:display-name="Objeto com se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com_20_sombra" style:display-name="Objeto com sombr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" style:display-name="Objeto sem preenchimen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em_20_preenchimento_20_nem_20_linha" style:display-name="Objeto sem preenchimento nem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" style:display-name="Corpo do text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Corpo_20_do_20_texto_20_justificado" style:display-name="Corpo do texto justificado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Recuo_20_da_20_primeira_20_linha" style:display-name="Recuo da primeira linh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1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ítulo2" style:family="paragraph" style:parent-style-name="Padrã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Linha_20_de_20_cota" style:display-name="Linha de cota" style:family="paragraph" style:parent-style-name="Padrão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_20_-_20_Center_7e_LT_7e_Gliederung_20_1" style:display-name="Title - Center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33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-_20_Center_7e_LT_7e_Gliederung_20_2" style:display-name="Title - Center~LT~Gliederung 2" style:family="paragraph" style:parent-style-name="Title_20_-_20_Center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20_-_20_Center_7e_LT_7e_Gliederung_20_3" style:display-name="Title - Center~LT~Gliederung 3" style:family="paragraph" style:parent-style-name="Title_20_-_20_Center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_20_-_20_Center_7e_LT_7e_Gliederung_20_4" style:display-name="Title - Center~LT~Gliederung 4" style:family="paragraph" style:parent-style-name="Title_20_-_20_Center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itle_20_-_20_Center_7e_LT_7e_Gliederung_20_5" style:display-name="Title - Center~LT~Gliederung 5" style:family="paragraph" style:parent-style-name="Title_20_-_20_Center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-_20_Center_7e_LT_7e_Gliederung_20_6" style:display-name="Title - Center~LT~Gliederung 6" style:family="paragraph" style:parent-style-name="Title_20_-_20_Center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-_20_Center_7e_LT_7e_Gliederung_20_7" style:display-name="Title - Center~LT~Gliederung 7" style:family="paragraph" style:parent-style-name="Title_20_-_20_Center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-_20_Center_7e_LT_7e_Gliederung_20_8" style:display-name="Title - Center~LT~Gliederung 8" style:family="paragraph" style:parent-style-name="Title_20_-_20_Center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-_20_Center_7e_LT_7e_Gliederung_20_9" style:display-name="Title - Center~LT~Gliederung 9" style:family="paragraph" style:parent-style-name="Title_20_-_20_Center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-_20_Center_7e_LT_7e_Titel" style:display-name="Title - Center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-_20_Center_7e_LT_7e_Untertitel" style:display-name="Title - Center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-_20_Center_7e_LT_7e_Notizen" style:display-name="Title - Center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-_20_Center_7e_LT_7e_Hintergrundobjekte" style:display-name="Title - Center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-_20_Center_7e_LT_7e_Hintergrund" style:display-name="Title - Center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Marathi" fo:font-family="'Lohit Marath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Marathi" fo:font-family="'Lohit Marathi'" style:font-family-generic="roman" style:font-pitch="variable" fo:font-size="18pt" style:letter-kerning="true" style:font-size-asian="18pt"/>
    </style:style>
    <style:style style:name="Objetos_20_do_20_plano_20_de_20_fundo" style:display-name="Objetos do 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lano_20_de_20_fundo" style:display-name="Plano de fundo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1" style:display-name="Estrutura de tópicos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33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strutura_20_de_20_tópicos_20_2" style:display-name="Estrutura de tópicos 2" style:family="paragraph" style:parent-style-name="Estrutura_20_de_20_tópicos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trutura_20_de_20_tópicos_20_3" style:display-name="Estrutura de tópicos 3" style:family="paragraph" style:parent-style-name="Estrutura_20_de_20_tópicos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Estrutura_20_de_20_tópicos_20_4" style:display-name="Estrutura de tópicos 4" style:family="paragraph" style:parent-style-name="Estrutura_20_de_20_tópicos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Estrutura_20_de_20_tópicos_20_5" style:display-name="Estrutura de tópicos 5" style:family="paragraph" style:parent-style-name="Estrutura_20_de_20_tópicos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6" style:display-name="Estrutura de tópicos 6" style:family="paragraph" style:parent-style-name="Estrutura_20_de_20_tópicos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7" style:display-name="Estrutura de tópicos 7" style:family="paragraph" style:parent-style-name="Estrutura_20_de_20_tópicos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8" style:display-name="Estrutura de tópicos 8" style:family="paragraph" style:parent-style-name="Estrutura_20_de_20_tópicos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trutura_20_de_20_tópicos_20_9" style:display-name="Estrutura de tópicos 9" style:family="paragraph" style:parent-style-name="Estrutura_20_de_20_tópicos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lide_20_de_20_título_7e_LT_7e_Gliederung_20_1" style:display-name="1_Slide d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33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Slide_20_de_20_título_7e_LT_7e_Gliederung_20_2" style:display-name="1_Slide de título~LT~Gliederung 2" style:family="paragraph" style:parent-style-name="_31__5f_Slide_20_d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1__5f_Slide_20_de_20_título_7e_LT_7e_Gliederung_20_3" style:display-name="1_Slide de título~LT~Gliederung 3" style:family="paragraph" style:parent-style-name="_31__5f_Slide_20_d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_31__5f_Slide_20_de_20_título_7e_LT_7e_Gliederung_20_4" style:display-name="1_Slide de título~LT~Gliederung 4" style:family="paragraph" style:parent-style-name="_31__5f_Slide_20_d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_31__5f_Slide_20_de_20_título_7e_LT_7e_Gliederung_20_5" style:display-name="1_Slide de título~LT~Gliederung 5" style:family="paragraph" style:parent-style-name="_31__5f_Slide_20_d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lide_20_de_20_título_7e_LT_7e_Gliederung_20_6" style:display-name="1_Slide de título~LT~Gliederung 6" style:family="paragraph" style:parent-style-name="_31__5f_Slide_20_d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lide_20_de_20_título_7e_LT_7e_Gliederung_20_7" style:display-name="1_Slide de título~LT~Gliederung 7" style:family="paragraph" style:parent-style-name="_31__5f_Slide_20_d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lide_20_de_20_título_7e_LT_7e_Gliederung_20_8" style:display-name="1_Slide de título~LT~Gliederung 8" style:family="paragraph" style:parent-style-name="_31__5f_Slide_20_d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lide_20_de_20_título_7e_LT_7e_Gliederung_20_9" style:display-name="1_Slide de título~LT~Gliederung 9" style:family="paragraph" style:parent-style-name="_31__5f_Slide_20_d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Slide_20_de_20_título_7e_LT_7e_Titel" style:display-name="1_Slide d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Slide_20_de_20_título_7e_LT_7e_Untertitel" style:display-name="1_Slide de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Slide_20_de_20_título_7e_LT_7e_Notizen" style:display-name="1_Slide d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Slide_20_de_20_título_7e_LT_7e_Hintergrundobjekte" style:display-name="1_Slide d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Slide_20_de_20_título_7e_LT_7e_Hintergrund" style:display-name="1_Slide d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e_20_conteúdo_7e_LT_7e_Gliederung_20_1" style:display-name="Título e conteúd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33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Gliederung_20_2" style:display-name="Título e conteúdo~LT~Gliederung 2" style:family="paragraph" style:parent-style-name="Título_20_e_20_conteúd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ítulo_20_e_20_conteúdo_7e_LT_7e_Gliederung_20_3" style:display-name="Título e conteúdo~LT~Gliederung 3" style:family="paragraph" style:parent-style-name="Título_20_e_20_conteúd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ítulo_20_e_20_conteúdo_7e_LT_7e_Gliederung_20_4" style:display-name="Título e conteúdo~LT~Gliederung 4" style:family="paragraph" style:parent-style-name="Título_20_e_20_conteúd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Título_20_e_20_conteúdo_7e_LT_7e_Gliederung_20_5" style:display-name="Título e conteúdo~LT~Gliederung 5" style:family="paragraph" style:parent-style-name="Título_20_e_20_conteúd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6" style:display-name="Título e conteúdo~LT~Gliederung 6" style:family="paragraph" style:parent-style-name="Título_20_e_20_conteúd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7" style:display-name="Título e conteúdo~LT~Gliederung 7" style:family="paragraph" style:parent-style-name="Título_20_e_20_conteúd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8" style:display-name="Título e conteúdo~LT~Gliederung 8" style:family="paragraph" style:parent-style-name="Título_20_e_20_conteúd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Gliederung_20_9" style:display-name="Título e conteúdo~LT~Gliederung 9" style:family="paragraph" style:parent-style-name="Título_20_e_20_conteúd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ítulo_20_e_20_conteúdo_7e_LT_7e_Titel" style:display-name="Título e conteúd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Untertitel" style:display-name="Título e conteúd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Notizen" style:display-name="Título e conteúd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ítulo_20_e_20_conteúdo_7e_LT_7e_Hintergrundobjekte" style:display-name="Título e conteúd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ítulo_20_e_20_conteúdo_7e_LT_7e_Hintergrund" style:display-name="Título e conteúd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mente_20_título_7e_LT_7e_Gliederung_20_1" style:display-name="Somente títul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33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omente_20_título_7e_LT_7e_Gliederung_20_2" style:display-name="Somente título~LT~Gliederung 2" style:family="paragraph" style:parent-style-name="Somente_20_títul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omente_20_título_7e_LT_7e_Gliederung_20_3" style:display-name="Somente título~LT~Gliederung 3" style:family="paragraph" style:parent-style-name="Somente_20_títul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Somente_20_título_7e_LT_7e_Gliederung_20_4" style:display-name="Somente título~LT~Gliederung 4" style:family="paragraph" style:parent-style-name="Somente_20_títul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Somente_20_título_7e_LT_7e_Gliederung_20_5" style:display-name="Somente título~LT~Gliederung 5" style:family="paragraph" style:parent-style-name="Somente_20_títul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6" style:display-name="Somente título~LT~Gliederung 6" style:family="paragraph" style:parent-style-name="Somente_20_títul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7" style:display-name="Somente título~LT~Gliederung 7" style:family="paragraph" style:parent-style-name="Somente_20_títul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8" style:display-name="Somente título~LT~Gliederung 8" style:family="paragraph" style:parent-style-name="Somente_20_títul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Gliederung_20_9" style:display-name="Somente título~LT~Gliederung 9" style:family="paragraph" style:parent-style-name="Somente_20_títul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omente_20_título_7e_LT_7e_Titel" style:display-name="Somente títul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omente_20_título_7e_LT_7e_Untertitel" style:display-name="Somente títul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omente_20_título_7e_LT_7e_Notizen" style:display-name="Somente títul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Somente_20_título_7e_LT_7e_Hintergrundobjekte" style:display-name="Somente títul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omente_20_título_7e_LT_7e_Hintergrund" style:display-name="Somente títul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_20_branco_7e_LT_7e_Gliederung_20_1" style:display-name="Em branco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33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3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_20_branco_7e_LT_7e_Gliederung_20_2" style:display-name="Em branco~LT~Gliederung 2" style:family="paragraph" style:parent-style-name="Em_20_branco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m_20_branco_7e_LT_7e_Gliederung_20_3" style:display-name="Em branco~LT~Gliederung 3" style:family="paragraph" style:parent-style-name="Em_20_branco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Em_20_branco_7e_LT_7e_Gliederung_20_4" style:display-name="Em branco~LT~Gliederung 4" style:family="paragraph" style:parent-style-name="Em_20_branco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size-asian="19pt" style:font-style-asian="normal" style:font-weight-asian="normal" style:text-emphasize="none"/>
    </style:style>
    <style:style style:name="Em_20_branco_7e_LT_7e_Gliederung_20_5" style:display-name="Em branco~LT~Gliederung 5" style:family="paragraph" style:parent-style-name="Em_20_branco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Gliederung_20_6" style:display-name="Em branco~LT~Gliederung 6" style:family="paragraph" style:parent-style-name="Em_20_branco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Gliederung_20_7" style:display-name="Em branco~LT~Gliederung 7" style:family="paragraph" style:parent-style-name="Em_20_branco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Gliederung_20_8" style:display-name="Em branco~LT~Gliederung 8" style:family="paragraph" style:parent-style-name="Em_20_branco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Gliederung_20_9" style:display-name="Em branco~LT~Gliederung 9" style:family="paragraph" style:parent-style-name="Em_20_branco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m_20_branco_7e_LT_7e_Titel" style:display-name="Em branco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19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9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_20_branco_7e_LT_7e_Untertitel" style:display-name="Em branco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_20_branco_7e_LT_7e_Notizen" style:display-name="Em branco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Marathi" fo:font-family="'Lohit Marath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Em_20_branco_7e_LT_7e_Hintergrundobjekte" style:display-name="Em branco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Em_20_branco_7e_LT_7e_Hintergrund" style:display-name="Em branco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order="0.06pt dashed #000000" fo:padding="0.049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5T11:06:54.236873305</meta:creation-date>
    <meta:print-date>2017-04-15T11:09:08.773248458</meta:print-date>
    <dc:date>2017-04-15T11:10:20.489228958</dc:date>
    <meta:editing-duration>PT3M28S</meta:editing-duration>
    <meta:editing-cycles>1</meta:editing-cycles>
    <meta:document-statistic meta:table-count="0" meta:image-count="0" meta:object-count="0" meta:page-count="1" meta:paragraph-count="7" meta:word-count="86" meta:character-count="455" meta:non-whitespace-character-count="371"/>
    <meta:generator>LibreOffice/5.3.1.2$Linux_x86 LibreOffice_project/30m0$Build-2</meta:generator>
  </office:meta>
</office:document-meta>
</file>